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83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ro4" style:family="table-row">
      <style:table-row-properties style:row-height="0.1598in" fo:break-before="auto" style:use-optimal-row-height="false"/>
    </style:style>
    <style:style style:name="ro5" style:family="table-row">
      <style:table-row-properties style:row-height="0.1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none"/>
      <style:paragraph-properties fo:margin-left="0in"/>
    </style:style>
    <style:style style:name="ce2" style:family="table-cell" style:parent-style-name="Default">
      <style:table-cell-properties fo:border-bottom="0.0138in solid #000000" fo:border-left="none" fo:padding-bottom="0in" fo:padding-left="0.0138in" fo:padding-right="0.0138in" fo:padding-top="0.0138in" fo:border-right="0.0138in solid #000000" fo:border-top="none"/>
      <style:paragraph-properties fo:margin-left="0in"/>
    </style:style>
    <style:style style:name="ce3" style:family="table-cell" style:parent-style-name="Default">
      <style:paragraph-properties fo:margin-left="0in"/>
    </style:style>
    <style:style style:name="ce4" style:family="table-cell" style:parent-style-name="Header" style:data-style-name="N1">
      <style:table-cell-properties fo:border-bottom="0.0138in solid #000000" fo:border-left="none" fo:padding-bottom="0in" fo:padding-left="0.0138in" fo:padding-right="0.0138in" fo:padding-top="0.0138in" fo:border-right="none" fo:border-top="none"/>
      <style:paragraph-properties fo:margin-left="0in"/>
    </style:style>
    <style:style style:name="ce5" style:family="table-cell" style:parent-style-name="Result_20_5_20_decimals">
      <style:paragraph-properties fo:margin-left="0in"/>
    </style:style>
    <style:style style:name="ce6" style:family="table-cell" style:parent-style-name="Result_20_4_20_decimals">
      <style:paragraph-properties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style:font-name="Arial Black1" fo:font-size="14pt" style:font-size-asian="14pt" style:font-size-complex="14pt"/>
    </style:style>
    <style:style style:name="ce9" style:family="table-cell" style:parent-style-name="Default">
      <style:table-cell-properties fo:border="none"/>
      <style:paragraph-properties fo:margin-left="0in"/>
      <style:text-properties style:font-size-asian="18pt" style:font-size-complex="1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number-columns-repeated="17" table:default-cell-style-name="Default"/>
        <table:table-column table:style-name="co4" table:number-columns-repeated="236" table:default-cell-style-name="Default"/>
        <table:table-row table:style-name="ro1">
          <table:table-cell table:style-name="ce1"/>
          <table:table-cell/>
          <table:table-cell table:style-name="ce7" table:number-columns-repeated="3"/>
          <table:table-cell table:style-name="ce8" office:value-type="string">
            <text:p>mm to inches</text:p>
          </table:table-cell>
          <table:table-cell table:style-name="ce7" table:number-columns-repeated="3"/>
          <table:table-cell table:style-name="ce9"/>
          <table:table-cell table:style-name="ce7" table:number-columns-repeated="8"/>
          <table:table-cell table:number-columns-repeated="237"/>
        </table:table-row>
        <table:table-row table:style-name="ro2">
          <table:table-cell table:style-name="ce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3">
          <table:table-cell table:style-name="Left_20_column" office:value-type="float" office:value="10">
            <text:p>10</text:p>
          </table:table-cell>
          <table:table-cell table:style-name="ce5" table:formula="of:=([.$A3]+[.B$2])/25.4" office:value-type="float" office:value="0.393700787401575">
            <text:p>.39370</text:p>
          </table:table-cell>
          <table:table-cell table:style-name="ce5" table:formula="of:=([.$A3]+[.C$2])/25.4" office:value-type="float" office:value="0.433070866141732">
            <text:p>.43307</text:p>
          </table:table-cell>
          <table:table-cell table:style-name="ce5" table:formula="of:=([.$A3]+[.D$2])/25.4" office:value-type="float" office:value="0.47244094488189">
            <text:p>.47244</text:p>
          </table:table-cell>
          <table:table-cell table:style-name="ce5" table:formula="of:=([.$A3]+[.E$2])/25.4" office:value-type="float" office:value="0.511811023622047">
            <text:p>.51181</text:p>
          </table:table-cell>
          <table:table-cell table:style-name="ce5" table:formula="of:=([.$A3]+[.F$2])/25.4" office:value-type="float" office:value="0.551181102362205">
            <text:p>.55118</text:p>
          </table:table-cell>
          <table:table-cell table:style-name="ce5" table:formula="of:=([.$A3]+[.G$2])/25.4" office:value-type="float" office:value="0.590551181102362">
            <text:p>.59055</text:p>
          </table:table-cell>
          <table:table-cell table:style-name="ce5" table:formula="of:=([.$A3]+[.H$2])/25.4" office:value-type="float" office:value="0.62992125984252">
            <text:p>.62992</text:p>
          </table:table-cell>
          <table:table-cell table:style-name="ce5" table:formula="of:=([.$A3]+[.I$2])/25.4" office:value-type="float" office:value="0.669291338582677">
            <text:p>.66929</text:p>
          </table:table-cell>
          <table:table-cell table:style-name="ce5" table:formula="of:=([.$A3]+[.J$2])/25.4" office:value-type="float" office:value="0.708661417322835">
            <text:p>.70866</text:p>
          </table:table-cell>
          <table:table-cell table:style-name="ce5" table:formula="of:=([.$A3]+[.K$2])/25.4" office:value-type="float" office:value="0.748031496062992">
            <text:p>.74803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20">
            <text:p>20</text:p>
          </table:table-cell>
          <table:table-cell table:style-name="ce5" table:formula="of:=([.$A4]+[.B$2])/25.4" office:value-type="float" office:value="0.78740157480315">
            <text:p>.78740</text:p>
          </table:table-cell>
          <table:table-cell table:style-name="ce5" table:formula="of:=([.$A4]+[.C$2])/25.4" office:value-type="float" office:value="0.826771653543307">
            <text:p>.82677</text:p>
          </table:table-cell>
          <table:table-cell table:style-name="ce5" table:formula="of:=([.$A4]+[.D$2])/25.4" office:value-type="float" office:value="0.866141732283464">
            <text:p>.86614</text:p>
          </table:table-cell>
          <table:table-cell table:style-name="ce5" table:formula="of:=([.$A4]+[.E$2])/25.4" office:value-type="float" office:value="0.905511811023622">
            <text:p>.90551</text:p>
          </table:table-cell>
          <table:table-cell table:style-name="ce5" table:formula="of:=([.$A4]+[.F$2])/25.4" office:value-type="float" office:value="0.94488188976378">
            <text:p>.94488</text:p>
          </table:table-cell>
          <table:table-cell table:style-name="ce5" table:formula="of:=([.$A4]+[.G$2])/25.4" office:value-type="float" office:value="0.984251968503937">
            <text:p>.98425</text:p>
          </table:table-cell>
          <table:table-cell table:style-name="ce6" table:formula="of:=([.$A4]+[.H$2])/25.4" office:value-type="float" office:value="1.02362204724409">
            <text:p>1.0236</text:p>
          </table:table-cell>
          <table:table-cell table:style-name="ce6" table:formula="of:=([.$A4]+[.I$2])/25.4" office:value-type="float" office:value="1.06299212598425">
            <text:p>1.0630</text:p>
          </table:table-cell>
          <table:table-cell table:style-name="ce6" table:formula="of:=([.$A4]+[.J$2])/25.4" office:value-type="float" office:value="1.10236220472441">
            <text:p>1.1024</text:p>
          </table:table-cell>
          <table:table-cell table:style-name="ce6" table:formula="of:=([.$A4]+[.K$2])/25.4" office:value-type="float" office:value="1.14173228346457">
            <text:p>1.1417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30">
            <text:p>30</text:p>
          </table:table-cell>
          <table:table-cell table:style-name="ce6" table:formula="of:=([.$A5]+[.B$2])/25.4" office:value-type="float" office:value="1.18110236220472">
            <text:p>1.1811</text:p>
          </table:table-cell>
          <table:table-cell table:style-name="ce6" table:formula="of:=([.$A5]+[.C$2])/25.4" office:value-type="float" office:value="1.22047244094488">
            <text:p>1.2205</text:p>
          </table:table-cell>
          <table:table-cell table:style-name="ce6" table:formula="of:=([.$A5]+[.D$2])/25.4" office:value-type="float" office:value="1.25984251968504">
            <text:p>1.2598</text:p>
          </table:table-cell>
          <table:table-cell table:style-name="ce6" table:formula="of:=([.$A5]+[.E$2])/25.4" office:value-type="float" office:value="1.2992125984252">
            <text:p>1.2992</text:p>
          </table:table-cell>
          <table:table-cell table:style-name="ce6" table:formula="of:=([.$A5]+[.F$2])/25.4" office:value-type="float" office:value="1.33858267716535">
            <text:p>1.3386</text:p>
          </table:table-cell>
          <table:table-cell table:style-name="ce6" table:formula="of:=([.$A5]+[.G$2])/25.4" office:value-type="float" office:value="1.37795275590551">
            <text:p>1.3780</text:p>
          </table:table-cell>
          <table:table-cell table:style-name="ce6" table:formula="of:=([.$A5]+[.H$2])/25.4" office:value-type="float" office:value="1.41732283464567">
            <text:p>1.4173</text:p>
          </table:table-cell>
          <table:table-cell table:style-name="ce6" table:formula="of:=([.$A5]+[.I$2])/25.4" office:value-type="float" office:value="1.45669291338583">
            <text:p>1.4567</text:p>
          </table:table-cell>
          <table:table-cell table:style-name="ce6" table:formula="of:=([.$A5]+[.J$2])/25.4" office:value-type="float" office:value="1.49606299212598">
            <text:p>1.4961</text:p>
          </table:table-cell>
          <table:table-cell table:style-name="ce6" table:formula="of:=([.$A5]+[.K$2])/25.4" office:value-type="float" office:value="1.53543307086614">
            <text:p>1.5354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40">
            <text:p>40</text:p>
          </table:table-cell>
          <table:table-cell table:style-name="ce6" table:formula="of:=([.$A6]+[.B$2])/25.4" office:value-type="float" office:value="1.5748031496063">
            <text:p>1.5748</text:p>
          </table:table-cell>
          <table:table-cell table:style-name="ce6" table:formula="of:=([.$A6]+[.C$2])/25.4" office:value-type="float" office:value="1.61417322834646">
            <text:p>1.6142</text:p>
          </table:table-cell>
          <table:table-cell table:style-name="ce6" table:formula="of:=([.$A6]+[.D$2])/25.4" office:value-type="float" office:value="1.65354330708661">
            <text:p>1.6535</text:p>
          </table:table-cell>
          <table:table-cell table:style-name="ce6" table:formula="of:=([.$A6]+[.E$2])/25.4" office:value-type="float" office:value="1.69291338582677">
            <text:p>1.6929</text:p>
          </table:table-cell>
          <table:table-cell table:style-name="ce6" table:formula="of:=([.$A6]+[.F$2])/25.4" office:value-type="float" office:value="1.73228346456693">
            <text:p>1.7323</text:p>
          </table:table-cell>
          <table:table-cell table:style-name="ce6" table:formula="of:=([.$A6]+[.G$2])/25.4" office:value-type="float" office:value="1.77165354330709">
            <text:p>1.7717</text:p>
          </table:table-cell>
          <table:table-cell table:style-name="ce6" table:formula="of:=([.$A6]+[.H$2])/25.4" office:value-type="float" office:value="1.81102362204724">
            <text:p>1.8110</text:p>
          </table:table-cell>
          <table:table-cell table:style-name="ce6" table:formula="of:=([.$A6]+[.I$2])/25.4" office:value-type="float" office:value="1.8503937007874">
            <text:p>1.8504</text:p>
          </table:table-cell>
          <table:table-cell table:style-name="ce6" table:formula="of:=([.$A6]+[.J$2])/25.4" office:value-type="float" office:value="1.88976377952756">
            <text:p>1.8898</text:p>
          </table:table-cell>
          <table:table-cell table:style-name="ce6" table:formula="of:=([.$A6]+[.K$2])/25.4" office:value-type="float" office:value="1.92913385826772">
            <text:p>1.929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50">
            <text:p>50</text:p>
          </table:table-cell>
          <table:table-cell table:style-name="ce6" table:formula="of:=([.$A7]+[.B$2])/25.4" office:value-type="float" office:value="1.96850393700787">
            <text:p>1.9685</text:p>
          </table:table-cell>
          <table:table-cell table:style-name="ce6" table:formula="of:=([.$A7]+[.C$2])/25.4" office:value-type="float" office:value="2.00787401574803">
            <text:p>2.0079</text:p>
          </table:table-cell>
          <table:table-cell table:style-name="ce6" table:formula="of:=([.$A7]+[.D$2])/25.4" office:value-type="float" office:value="2.04724409448819">
            <text:p>2.0472</text:p>
          </table:table-cell>
          <table:table-cell table:style-name="ce6" table:formula="of:=([.$A7]+[.E$2])/25.4" office:value-type="float" office:value="2.08661417322835">
            <text:p>2.0866</text:p>
          </table:table-cell>
          <table:table-cell table:style-name="ce6" table:formula="of:=([.$A7]+[.F$2])/25.4" office:value-type="float" office:value="2.1259842519685">
            <text:p>2.1260</text:p>
          </table:table-cell>
          <table:table-cell table:style-name="ce6" table:formula="of:=([.$A7]+[.G$2])/25.4" office:value-type="float" office:value="2.16535433070866">
            <text:p>2.1654</text:p>
          </table:table-cell>
          <table:table-cell table:style-name="ce6" table:formula="of:=([.$A7]+[.H$2])/25.4" office:value-type="float" office:value="2.20472440944882">
            <text:p>2.2047</text:p>
          </table:table-cell>
          <table:table-cell table:style-name="ce6" table:formula="of:=([.$A7]+[.I$2])/25.4" office:value-type="float" office:value="2.24409448818898">
            <text:p>2.2441</text:p>
          </table:table-cell>
          <table:table-cell table:style-name="ce6" table:formula="of:=([.$A7]+[.J$2])/25.4" office:value-type="float" office:value="2.28346456692913">
            <text:p>2.2835</text:p>
          </table:table-cell>
          <table:table-cell table:style-name="ce6" table:formula="of:=([.$A7]+[.K$2])/25.4" office:value-type="float" office:value="2.32283464566929">
            <text:p>2.3228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60">
            <text:p>60</text:p>
          </table:table-cell>
          <table:table-cell table:style-name="ce6" table:formula="of:=([.$A8]+[.B$2])/25.4" office:value-type="float" office:value="2.36220472440945">
            <text:p>2.3622</text:p>
          </table:table-cell>
          <table:table-cell table:style-name="ce6" table:formula="of:=([.$A8]+[.C$2])/25.4" office:value-type="float" office:value="2.40157480314961">
            <text:p>2.4016</text:p>
          </table:table-cell>
          <table:table-cell table:style-name="ce6" table:formula="of:=([.$A8]+[.D$2])/25.4" office:value-type="float" office:value="2.44094488188976">
            <text:p>2.4409</text:p>
          </table:table-cell>
          <table:table-cell table:style-name="ce6" table:formula="of:=([.$A8]+[.E$2])/25.4" office:value-type="float" office:value="2.48031496062992">
            <text:p>2.4803</text:p>
          </table:table-cell>
          <table:table-cell table:style-name="ce6" table:formula="of:=([.$A8]+[.F$2])/25.4" office:value-type="float" office:value="2.51968503937008">
            <text:p>2.5197</text:p>
          </table:table-cell>
          <table:table-cell table:style-name="ce6" table:formula="of:=([.$A8]+[.G$2])/25.4" office:value-type="float" office:value="2.55905511811024">
            <text:p>2.5591</text:p>
          </table:table-cell>
          <table:table-cell table:style-name="ce6" table:formula="of:=([.$A8]+[.H$2])/25.4" office:value-type="float" office:value="2.59842519685039">
            <text:p>2.5984</text:p>
          </table:table-cell>
          <table:table-cell table:style-name="ce6" table:formula="of:=([.$A8]+[.I$2])/25.4" office:value-type="float" office:value="2.63779527559055">
            <text:p>2.6378</text:p>
          </table:table-cell>
          <table:table-cell table:style-name="ce6" table:formula="of:=([.$A8]+[.J$2])/25.4" office:value-type="float" office:value="2.67716535433071">
            <text:p>2.6772</text:p>
          </table:table-cell>
          <table:table-cell table:style-name="ce6" table:formula="of:=([.$A8]+[.K$2])/25.4" office:value-type="float" office:value="2.71653543307087">
            <text:p>2.716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70">
            <text:p>70</text:p>
          </table:table-cell>
          <table:table-cell table:style-name="ce6" table:formula="of:=([.$A9]+[.B$2])/25.4" office:value-type="float" office:value="2.75590551181102">
            <text:p>2.7559</text:p>
          </table:table-cell>
          <table:table-cell table:style-name="ce6" table:formula="of:=([.$A9]+[.C$2])/25.4" office:value-type="float" office:value="2.79527559055118">
            <text:p>2.7953</text:p>
          </table:table-cell>
          <table:table-cell table:style-name="ce6" table:formula="of:=([.$A9]+[.D$2])/25.4" office:value-type="float" office:value="2.83464566929134">
            <text:p>2.8346</text:p>
          </table:table-cell>
          <table:table-cell table:style-name="ce6" table:formula="of:=([.$A9]+[.E$2])/25.4" office:value-type="float" office:value="2.8740157480315">
            <text:p>2.8740</text:p>
          </table:table-cell>
          <table:table-cell table:style-name="ce6" table:formula="of:=([.$A9]+[.F$2])/25.4" office:value-type="float" office:value="2.91338582677165">
            <text:p>2.9134</text:p>
          </table:table-cell>
          <table:table-cell table:style-name="ce6" table:formula="of:=([.$A9]+[.G$2])/25.4" office:value-type="float" office:value="2.95275590551181">
            <text:p>2.9528</text:p>
          </table:table-cell>
          <table:table-cell table:style-name="ce6" table:formula="of:=([.$A9]+[.H$2])/25.4" office:value-type="float" office:value="2.99212598425197">
            <text:p>2.9921</text:p>
          </table:table-cell>
          <table:table-cell table:style-name="ce6" table:formula="of:=([.$A9]+[.I$2])/25.4" office:value-type="float" office:value="3.03149606299213">
            <text:p>3.0315</text:p>
          </table:table-cell>
          <table:table-cell table:style-name="ce6" table:formula="of:=([.$A9]+[.J$2])/25.4" office:value-type="float" office:value="3.07086614173228">
            <text:p>3.0709</text:p>
          </table:table-cell>
          <table:table-cell table:style-name="ce6" table:formula="of:=([.$A9]+[.K$2])/25.4" office:value-type="float" office:value="3.11023622047244">
            <text:p>3.1102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80">
            <text:p>80</text:p>
          </table:table-cell>
          <table:table-cell table:style-name="ce6" table:formula="of:=([.$A10]+[.B$2])/25.4" office:value-type="float" office:value="3.1496062992126">
            <text:p>3.1496</text:p>
          </table:table-cell>
          <table:table-cell table:style-name="ce6" table:formula="of:=([.$A10]+[.C$2])/25.4" office:value-type="float" office:value="3.18897637795276">
            <text:p>3.1890</text:p>
          </table:table-cell>
          <table:table-cell table:style-name="ce6" table:formula="of:=([.$A10]+[.D$2])/25.4" office:value-type="float" office:value="3.22834645669291">
            <text:p>3.2283</text:p>
          </table:table-cell>
          <table:table-cell table:style-name="ce6" table:formula="of:=([.$A10]+[.E$2])/25.4" office:value-type="float" office:value="3.26771653543307">
            <text:p>3.2677</text:p>
          </table:table-cell>
          <table:table-cell table:style-name="ce6" table:formula="of:=([.$A10]+[.F$2])/25.4" office:value-type="float" office:value="3.30708661417323">
            <text:p>3.3071</text:p>
          </table:table-cell>
          <table:table-cell table:style-name="ce6" table:formula="of:=([.$A10]+[.G$2])/25.4" office:value-type="float" office:value="3.34645669291339">
            <text:p>3.3465</text:p>
          </table:table-cell>
          <table:table-cell table:style-name="ce6" table:formula="of:=([.$A10]+[.H$2])/25.4" office:value-type="float" office:value="3.38582677165354">
            <text:p>3.3858</text:p>
          </table:table-cell>
          <table:table-cell table:style-name="ce6" table:formula="of:=([.$A10]+[.I$2])/25.4" office:value-type="float" office:value="3.4251968503937">
            <text:p>3.4252</text:p>
          </table:table-cell>
          <table:table-cell table:style-name="ce6" table:formula="of:=([.$A10]+[.J$2])/25.4" office:value-type="float" office:value="3.46456692913386">
            <text:p>3.4646</text:p>
          </table:table-cell>
          <table:table-cell table:style-name="ce6" table:formula="of:=([.$A10]+[.K$2])/25.4" office:value-type="float" office:value="3.50393700787402">
            <text:p>3.503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90">
            <text:p>90</text:p>
          </table:table-cell>
          <table:table-cell table:style-name="ce6" table:formula="of:=([.$A11]+[.B$2])/25.4" office:value-type="float" office:value="3.54330708661417">
            <text:p>3.5433</text:p>
          </table:table-cell>
          <table:table-cell table:style-name="ce6" table:formula="of:=([.$A11]+[.C$2])/25.4" office:value-type="float" office:value="3.58267716535433">
            <text:p>3.5827</text:p>
          </table:table-cell>
          <table:table-cell table:style-name="ce6" table:formula="of:=([.$A11]+[.D$2])/25.4" office:value-type="float" office:value="3.62204724409449">
            <text:p>3.6220</text:p>
          </table:table-cell>
          <table:table-cell table:style-name="ce6" table:formula="of:=([.$A11]+[.E$2])/25.4" office:value-type="float" office:value="3.66141732283465">
            <text:p>3.6614</text:p>
          </table:table-cell>
          <table:table-cell table:style-name="ce6" table:formula="of:=([.$A11]+[.F$2])/25.4" office:value-type="float" office:value="3.7007874015748">
            <text:p>3.7008</text:p>
          </table:table-cell>
          <table:table-cell table:style-name="ce6" table:formula="of:=([.$A11]+[.G$2])/25.4" office:value-type="float" office:value="3.74015748031496">
            <text:p>3.7402</text:p>
          </table:table-cell>
          <table:table-cell table:style-name="ce6" table:formula="of:=([.$A11]+[.H$2])/25.4" office:value-type="float" office:value="3.77952755905512">
            <text:p>3.7795</text:p>
          </table:table-cell>
          <table:table-cell table:style-name="ce6" table:formula="of:=([.$A11]+[.I$2])/25.4" office:value-type="float" office:value="3.81889763779528">
            <text:p>3.8189</text:p>
          </table:table-cell>
          <table:table-cell table:style-name="ce6" table:formula="of:=([.$A11]+[.J$2])/25.4" office:value-type="float" office:value="3.85826771653543">
            <text:p>3.8583</text:p>
          </table:table-cell>
          <table:table-cell table:style-name="ce6" table:formula="of:=([.$A11]+[.K$2])/25.4" office:value-type="float" office:value="3.89763779527559">
            <text:p>3.897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00">
            <text:p>100</text:p>
          </table:table-cell>
          <table:table-cell table:style-name="ce6" table:formula="of:=([.$A12]+[.B$2])/25.4" office:value-type="float" office:value="3.93700787401575">
            <text:p>3.9370</text:p>
          </table:table-cell>
          <table:table-cell table:style-name="ce6" table:formula="of:=([.$A12]+[.C$2])/25.4" office:value-type="float" office:value="3.97637795275591">
            <text:p>3.9764</text:p>
          </table:table-cell>
          <table:table-cell table:style-name="ce6" table:formula="of:=([.$A12]+[.D$2])/25.4" office:value-type="float" office:value="4.01574803149606">
            <text:p>4.0157</text:p>
          </table:table-cell>
          <table:table-cell table:style-name="ce6" table:formula="of:=([.$A12]+[.E$2])/25.4" office:value-type="float" office:value="4.05511811023622">
            <text:p>4.0551</text:p>
          </table:table-cell>
          <table:table-cell table:style-name="ce6" table:formula="of:=([.$A12]+[.F$2])/25.4" office:value-type="float" office:value="4.09448818897638">
            <text:p>4.0945</text:p>
          </table:table-cell>
          <table:table-cell table:style-name="ce6" table:formula="of:=([.$A12]+[.G$2])/25.4" office:value-type="float" office:value="4.13385826771654">
            <text:p>4.1339</text:p>
          </table:table-cell>
          <table:table-cell table:style-name="ce6" table:formula="of:=([.$A12]+[.H$2])/25.4" office:value-type="float" office:value="4.17322834645669">
            <text:p>4.1732</text:p>
          </table:table-cell>
          <table:table-cell table:style-name="ce6" table:formula="of:=([.$A12]+[.I$2])/25.4" office:value-type="float" office:value="4.21259842519685">
            <text:p>4.2126</text:p>
          </table:table-cell>
          <table:table-cell table:style-name="ce6" table:formula="of:=([.$A12]+[.J$2])/25.4" office:value-type="float" office:value="4.25196850393701">
            <text:p>4.2520</text:p>
          </table:table-cell>
          <table:table-cell table:style-name="ce6" table:formula="of:=([.$A12]+[.K$2])/25.4" office:value-type="float" office:value="4.29133858267717">
            <text:p>4.2913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10">
            <text:p>110</text:p>
          </table:table-cell>
          <table:table-cell table:style-name="ce6" table:formula="of:=([.$A13]+[.B$2])/25.4" office:value-type="float" office:value="4.33070866141732">
            <text:p>4.3307</text:p>
          </table:table-cell>
          <table:table-cell table:style-name="ce6" table:formula="of:=([.$A13]+[.C$2])/25.4" office:value-type="float" office:value="4.37007874015748">
            <text:p>4.3701</text:p>
          </table:table-cell>
          <table:table-cell table:style-name="ce6" table:formula="of:=([.$A13]+[.D$2])/25.4" office:value-type="float" office:value="4.40944881889764">
            <text:p>4.4094</text:p>
          </table:table-cell>
          <table:table-cell table:style-name="ce6" table:formula="of:=([.$A13]+[.E$2])/25.4" office:value-type="float" office:value="4.4488188976378">
            <text:p>4.4488</text:p>
          </table:table-cell>
          <table:table-cell table:style-name="ce6" table:formula="of:=([.$A13]+[.F$2])/25.4" office:value-type="float" office:value="4.48818897637795">
            <text:p>4.4882</text:p>
          </table:table-cell>
          <table:table-cell table:style-name="ce6" table:formula="of:=([.$A13]+[.G$2])/25.4" office:value-type="float" office:value="4.52755905511811">
            <text:p>4.5276</text:p>
          </table:table-cell>
          <table:table-cell table:style-name="ce6" table:formula="of:=([.$A13]+[.H$2])/25.4" office:value-type="float" office:value="4.56692913385827">
            <text:p>4.5669</text:p>
          </table:table-cell>
          <table:table-cell table:style-name="ce6" table:formula="of:=([.$A13]+[.I$2])/25.4" office:value-type="float" office:value="4.60629921259843">
            <text:p>4.6063</text:p>
          </table:table-cell>
          <table:table-cell table:style-name="ce6" table:formula="of:=([.$A13]+[.J$2])/25.4" office:value-type="float" office:value="4.64566929133858">
            <text:p>4.6457</text:p>
          </table:table-cell>
          <table:table-cell table:style-name="ce6" table:formula="of:=([.$A13]+[.K$2])/25.4" office:value-type="float" office:value="4.68503937007874">
            <text:p>4.6850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20">
            <text:p>120</text:p>
          </table:table-cell>
          <table:table-cell table:style-name="ce6" table:formula="of:=([.$A14]+[.B$2])/25.4" office:value-type="float" office:value="4.7244094488189">
            <text:p>4.7244</text:p>
          </table:table-cell>
          <table:table-cell table:style-name="ce6" table:formula="of:=([.$A14]+[.C$2])/25.4" office:value-type="float" office:value="4.76377952755906">
            <text:p>4.7638</text:p>
          </table:table-cell>
          <table:table-cell table:style-name="ce6" table:formula="of:=([.$A14]+[.D$2])/25.4" office:value-type="float" office:value="4.80314960629921">
            <text:p>4.8031</text:p>
          </table:table-cell>
          <table:table-cell table:style-name="ce6" table:formula="of:=([.$A14]+[.E$2])/25.4" office:value-type="float" office:value="4.84251968503937">
            <text:p>4.8425</text:p>
          </table:table-cell>
          <table:table-cell table:style-name="ce6" table:formula="of:=([.$A14]+[.F$2])/25.4" office:value-type="float" office:value="4.88188976377953">
            <text:p>4.8819</text:p>
          </table:table-cell>
          <table:table-cell table:style-name="ce6" table:formula="of:=([.$A14]+[.G$2])/25.4" office:value-type="float" office:value="4.92125984251969">
            <text:p>4.9213</text:p>
          </table:table-cell>
          <table:table-cell table:style-name="ce6" table:formula="of:=([.$A14]+[.H$2])/25.4" office:value-type="float" office:value="4.96062992125984">
            <text:p>4.9606</text:p>
          </table:table-cell>
          <table:table-cell table:style-name="ce6" table:formula="of:=([.$A14]+[.I$2])/25.4" office:value-type="float" office:value="5">
            <text:p>5.0000</text:p>
          </table:table-cell>
          <table:table-cell table:style-name="ce6" table:formula="of:=([.$A14]+[.J$2])/25.4" office:value-type="float" office:value="5.03937007874016">
            <text:p>5.0394</text:p>
          </table:table-cell>
          <table:table-cell table:style-name="ce6" table:formula="of:=([.$A14]+[.K$2])/25.4" office:value-type="float" office:value="5.07874015748032">
            <text:p>5.0787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30">
            <text:p>130</text:p>
          </table:table-cell>
          <table:table-cell table:style-name="ce6" table:formula="of:=([.$A15]+[.B$2])/25.4" office:value-type="float" office:value="5.11811023622047">
            <text:p>5.1181</text:p>
          </table:table-cell>
          <table:table-cell table:style-name="ce6" table:formula="of:=([.$A15]+[.C$2])/25.4" office:value-type="float" office:value="5.15748031496063">
            <text:p>5.1575</text:p>
          </table:table-cell>
          <table:table-cell table:style-name="ce6" table:formula="of:=([.$A15]+[.D$2])/25.4" office:value-type="float" office:value="5.19685039370079">
            <text:p>5.1969</text:p>
          </table:table-cell>
          <table:table-cell table:style-name="ce6" table:formula="of:=([.$A15]+[.E$2])/25.4" office:value-type="float" office:value="5.23622047244095">
            <text:p>5.2362</text:p>
          </table:table-cell>
          <table:table-cell table:style-name="ce6" table:formula="of:=([.$A15]+[.F$2])/25.4" office:value-type="float" office:value="5.2755905511811">
            <text:p>5.2756</text:p>
          </table:table-cell>
          <table:table-cell table:style-name="ce6" table:formula="of:=([.$A15]+[.G$2])/25.4" office:value-type="float" office:value="5.31496062992126">
            <text:p>5.3150</text:p>
          </table:table-cell>
          <table:table-cell table:style-name="ce6" table:formula="of:=([.$A15]+[.H$2])/25.4" office:value-type="float" office:value="5.35433070866142">
            <text:p>5.3543</text:p>
          </table:table-cell>
          <table:table-cell table:style-name="ce6" table:formula="of:=([.$A15]+[.I$2])/25.4" office:value-type="float" office:value="5.39370078740158">
            <text:p>5.3937</text:p>
          </table:table-cell>
          <table:table-cell table:style-name="ce6" table:formula="of:=([.$A15]+[.J$2])/25.4" office:value-type="float" office:value="5.43307086614173">
            <text:p>5.4331</text:p>
          </table:table-cell>
          <table:table-cell table:style-name="ce6" table:formula="of:=([.$A15]+[.K$2])/25.4" office:value-type="float" office:value="5.47244094488189">
            <text:p>5.4724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40">
            <text:p>140</text:p>
          </table:table-cell>
          <table:table-cell table:style-name="ce6" table:formula="of:=([.$A16]+[.B$2])/25.4" office:value-type="float" office:value="5.51181102362205">
            <text:p>5.5118</text:p>
          </table:table-cell>
          <table:table-cell table:style-name="ce6" table:formula="of:=([.$A16]+[.C$2])/25.4" office:value-type="float" office:value="5.5511811023622">
            <text:p>5.5512</text:p>
          </table:table-cell>
          <table:table-cell table:style-name="ce6" table:formula="of:=([.$A16]+[.D$2])/25.4" office:value-type="float" office:value="5.59055118110236">
            <text:p>5.5906</text:p>
          </table:table-cell>
          <table:table-cell table:style-name="ce6" table:formula="of:=([.$A16]+[.E$2])/25.4" office:value-type="float" office:value="5.62992125984252">
            <text:p>5.6299</text:p>
          </table:table-cell>
          <table:table-cell table:style-name="ce6" table:formula="of:=([.$A16]+[.F$2])/25.4" office:value-type="float" office:value="5.66929133858268">
            <text:p>5.6693</text:p>
          </table:table-cell>
          <table:table-cell table:style-name="ce6" table:formula="of:=([.$A16]+[.G$2])/25.4" office:value-type="float" office:value="5.70866141732284">
            <text:p>5.7087</text:p>
          </table:table-cell>
          <table:table-cell table:style-name="ce6" table:formula="of:=([.$A16]+[.H$2])/25.4" office:value-type="float" office:value="5.74803149606299">
            <text:p>5.7480</text:p>
          </table:table-cell>
          <table:table-cell table:style-name="ce6" table:formula="of:=([.$A16]+[.I$2])/25.4" office:value-type="float" office:value="5.78740157480315">
            <text:p>5.7874</text:p>
          </table:table-cell>
          <table:table-cell table:style-name="ce6" table:formula="of:=([.$A16]+[.J$2])/25.4" office:value-type="float" office:value="5.82677165354331">
            <text:p>5.8268</text:p>
          </table:table-cell>
          <table:table-cell table:style-name="ce6" table:formula="of:=([.$A16]+[.K$2])/25.4" office:value-type="float" office:value="5.86614173228347">
            <text:p>5.8661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50">
            <text:p>150</text:p>
          </table:table-cell>
          <table:table-cell table:style-name="ce6" table:formula="of:=([.$A17]+[.B$2])/25.4" office:value-type="float" office:value="5.90551181102362">
            <text:p>5.9055</text:p>
          </table:table-cell>
          <table:table-cell table:style-name="ce6" table:formula="of:=([.$A17]+[.C$2])/25.4" office:value-type="float" office:value="5.94488188976378">
            <text:p>5.9449</text:p>
          </table:table-cell>
          <table:table-cell table:style-name="ce6" table:formula="of:=([.$A17]+[.D$2])/25.4" office:value-type="float" office:value="5.98425196850394">
            <text:p>5.9843</text:p>
          </table:table-cell>
          <table:table-cell table:style-name="ce6" table:formula="of:=([.$A17]+[.E$2])/25.4" office:value-type="float" office:value="6.02362204724409">
            <text:p>6.0236</text:p>
          </table:table-cell>
          <table:table-cell table:style-name="ce6" table:formula="of:=([.$A17]+[.F$2])/25.4" office:value-type="float" office:value="6.06299212598425">
            <text:p>6.0630</text:p>
          </table:table-cell>
          <table:table-cell table:style-name="ce6" table:formula="of:=([.$A17]+[.G$2])/25.4" office:value-type="float" office:value="6.10236220472441">
            <text:p>6.1024</text:p>
          </table:table-cell>
          <table:table-cell table:style-name="ce6" table:formula="of:=([.$A17]+[.H$2])/25.4" office:value-type="float" office:value="6.14173228346457">
            <text:p>6.1417</text:p>
          </table:table-cell>
          <table:table-cell table:style-name="ce6" table:formula="of:=([.$A17]+[.I$2])/25.4" office:value-type="float" office:value="6.18110236220473">
            <text:p>6.1811</text:p>
          </table:table-cell>
          <table:table-cell table:style-name="ce6" table:formula="of:=([.$A17]+[.J$2])/25.4" office:value-type="float" office:value="6.22047244094488">
            <text:p>6.2205</text:p>
          </table:table-cell>
          <table:table-cell table:style-name="ce6" table:formula="of:=([.$A17]+[.K$2])/25.4" office:value-type="float" office:value="6.25984251968504">
            <text:p>6.2598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60">
            <text:p>160</text:p>
          </table:table-cell>
          <table:table-cell table:style-name="ce6" table:formula="of:=([.$A18]+[.B$2])/25.4" office:value-type="float" office:value="6.2992125984252">
            <text:p>6.2992</text:p>
          </table:table-cell>
          <table:table-cell table:style-name="ce6" table:formula="of:=([.$A18]+[.C$2])/25.4" office:value-type="float" office:value="6.33858267716535">
            <text:p>6.3386</text:p>
          </table:table-cell>
          <table:table-cell table:style-name="ce6" table:formula="of:=([.$A18]+[.D$2])/25.4" office:value-type="float" office:value="6.37795275590551">
            <text:p>6.3780</text:p>
          </table:table-cell>
          <table:table-cell table:style-name="ce6" table:formula="of:=([.$A18]+[.E$2])/25.4" office:value-type="float" office:value="6.41732283464567">
            <text:p>6.4173</text:p>
          </table:table-cell>
          <table:table-cell table:style-name="ce6" table:formula="of:=([.$A18]+[.F$2])/25.4" office:value-type="float" office:value="6.45669291338583">
            <text:p>6.4567</text:p>
          </table:table-cell>
          <table:table-cell table:style-name="ce6" table:formula="of:=([.$A18]+[.G$2])/25.4" office:value-type="float" office:value="6.49606299212598">
            <text:p>6.4961</text:p>
          </table:table-cell>
          <table:table-cell table:style-name="ce6" table:formula="of:=([.$A18]+[.H$2])/25.4" office:value-type="float" office:value="6.53543307086614">
            <text:p>6.5354</text:p>
          </table:table-cell>
          <table:table-cell table:style-name="ce6" table:formula="of:=([.$A18]+[.I$2])/25.4" office:value-type="float" office:value="6.5748031496063">
            <text:p>6.5748</text:p>
          </table:table-cell>
          <table:table-cell table:style-name="ce6" table:formula="of:=([.$A18]+[.J$2])/25.4" office:value-type="float" office:value="6.61417322834646">
            <text:p>6.6142</text:p>
          </table:table-cell>
          <table:table-cell table:style-name="ce6" table:formula="of:=([.$A18]+[.K$2])/25.4" office:value-type="float" office:value="6.65354330708662">
            <text:p>6.6535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70">
            <text:p>170</text:p>
          </table:table-cell>
          <table:table-cell table:style-name="ce6" table:formula="of:=([.$A19]+[.B$2])/25.4" office:value-type="float" office:value="6.69291338582677">
            <text:p>6.6929</text:p>
          </table:table-cell>
          <table:table-cell table:style-name="ce6" table:formula="of:=([.$A19]+[.C$2])/25.4" office:value-type="float" office:value="6.73228346456693">
            <text:p>6.7323</text:p>
          </table:table-cell>
          <table:table-cell table:style-name="ce6" table:formula="of:=([.$A19]+[.D$2])/25.4" office:value-type="float" office:value="6.77165354330709">
            <text:p>6.7717</text:p>
          </table:table-cell>
          <table:table-cell table:style-name="ce6" table:formula="of:=([.$A19]+[.E$2])/25.4" office:value-type="float" office:value="6.81102362204724">
            <text:p>6.8110</text:p>
          </table:table-cell>
          <table:table-cell table:style-name="ce6" table:formula="of:=([.$A19]+[.F$2])/25.4" office:value-type="float" office:value="6.8503937007874">
            <text:p>6.8504</text:p>
          </table:table-cell>
          <table:table-cell table:style-name="ce6" table:formula="of:=([.$A19]+[.G$2])/25.4" office:value-type="float" office:value="6.88976377952756">
            <text:p>6.8898</text:p>
          </table:table-cell>
          <table:table-cell table:style-name="ce6" table:formula="of:=([.$A19]+[.H$2])/25.4" office:value-type="float" office:value="6.92913385826772">
            <text:p>6.9291</text:p>
          </table:table-cell>
          <table:table-cell table:style-name="ce6" table:formula="of:=([.$A19]+[.I$2])/25.4" office:value-type="float" office:value="6.96850393700787">
            <text:p>6.9685</text:p>
          </table:table-cell>
          <table:table-cell table:style-name="ce6" table:formula="of:=([.$A19]+[.J$2])/25.4" office:value-type="float" office:value="7.00787401574803">
            <text:p>7.0079</text:p>
          </table:table-cell>
          <table:table-cell table:style-name="ce6" table:formula="of:=([.$A19]+[.K$2])/25.4" office:value-type="float" office:value="7.04724409448819">
            <text:p>7.0472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80">
            <text:p>180</text:p>
          </table:table-cell>
          <table:table-cell table:style-name="ce6" table:formula="of:=([.$A20]+[.B$2])/25.4" office:value-type="float" office:value="7.08661417322835">
            <text:p>7.0866</text:p>
          </table:table-cell>
          <table:table-cell table:style-name="ce6" table:formula="of:=([.$A20]+[.C$2])/25.4" office:value-type="float" office:value="7.1259842519685">
            <text:p>7.1260</text:p>
          </table:table-cell>
          <table:table-cell table:style-name="ce6" table:formula="of:=([.$A20]+[.D$2])/25.4" office:value-type="float" office:value="7.16535433070866">
            <text:p>7.1654</text:p>
          </table:table-cell>
          <table:table-cell table:style-name="ce6" table:formula="of:=([.$A20]+[.E$2])/25.4" office:value-type="float" office:value="7.20472440944882">
            <text:p>7.2047</text:p>
          </table:table-cell>
          <table:table-cell table:style-name="ce6" table:formula="of:=([.$A20]+[.F$2])/25.4" office:value-type="float" office:value="7.24409448818898">
            <text:p>7.2441</text:p>
          </table:table-cell>
          <table:table-cell table:style-name="ce6" table:formula="of:=([.$A20]+[.G$2])/25.4" office:value-type="float" office:value="7.28346456692913">
            <text:p>7.2835</text:p>
          </table:table-cell>
          <table:table-cell table:style-name="ce6" table:formula="of:=([.$A20]+[.H$2])/25.4" office:value-type="float" office:value="7.32283464566929">
            <text:p>7.3228</text:p>
          </table:table-cell>
          <table:table-cell table:style-name="ce6" table:formula="of:=([.$A20]+[.I$2])/25.4" office:value-type="float" office:value="7.36220472440945">
            <text:p>7.3622</text:p>
          </table:table-cell>
          <table:table-cell table:style-name="ce6" table:formula="of:=([.$A20]+[.J$2])/25.4" office:value-type="float" office:value="7.40157480314961">
            <text:p>7.4016</text:p>
          </table:table-cell>
          <table:table-cell table:style-name="ce6" table:formula="of:=([.$A20]+[.K$2])/25.4" office:value-type="float" office:value="7.44094488188976">
            <text:p>7.4409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190">
            <text:p>190</text:p>
          </table:table-cell>
          <table:table-cell table:style-name="ce6" table:formula="of:=([.$A21]+[.B$2])/25.4" office:value-type="float" office:value="7.48031496062992">
            <text:p>7.4803</text:p>
          </table:table-cell>
          <table:table-cell table:style-name="ce6" table:formula="of:=([.$A21]+[.C$2])/25.4" office:value-type="float" office:value="7.51968503937008">
            <text:p>7.5197</text:p>
          </table:table-cell>
          <table:table-cell table:style-name="ce6" table:formula="of:=([.$A21]+[.D$2])/25.4" office:value-type="float" office:value="7.55905511811024">
            <text:p>7.5591</text:p>
          </table:table-cell>
          <table:table-cell table:style-name="ce6" table:formula="of:=([.$A21]+[.E$2])/25.4" office:value-type="float" office:value="7.59842519685039">
            <text:p>7.5984</text:p>
          </table:table-cell>
          <table:table-cell table:style-name="ce6" table:formula="of:=([.$A21]+[.F$2])/25.4" office:value-type="float" office:value="7.63779527559055">
            <text:p>7.6378</text:p>
          </table:table-cell>
          <table:table-cell table:style-name="ce6" table:formula="of:=([.$A21]+[.G$2])/25.4" office:value-type="float" office:value="7.67716535433071">
            <text:p>7.6772</text:p>
          </table:table-cell>
          <table:table-cell table:style-name="ce6" table:formula="of:=([.$A21]+[.H$2])/25.4" office:value-type="float" office:value="7.71653543307087">
            <text:p>7.7165</text:p>
          </table:table-cell>
          <table:table-cell table:style-name="ce6" table:formula="of:=([.$A21]+[.I$2])/25.4" office:value-type="float" office:value="7.75590551181102">
            <text:p>7.7559</text:p>
          </table:table-cell>
          <table:table-cell table:style-name="ce6" table:formula="of:=([.$A21]+[.J$2])/25.4" office:value-type="float" office:value="7.79527559055118">
            <text:p>7.7953</text:p>
          </table:table-cell>
          <table:table-cell table:style-name="ce6" table:formula="of:=([.$A21]+[.K$2])/25.4" office:value-type="float" office:value="7.83464566929134">
            <text:p>7.8346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37"/>
        </table:table-row>
        <table:table-row table:style-name="ro4">
          <table:table-cell table:style-name="Left_20_column" office:value-type="float" office:value="200">
            <text:p>200</text:p>
          </table:table-cell>
          <table:table-cell table:style-name="ce6" table:formula="of:=([.$A22]+[.B$2])/25.4" office:value-type="float" office:value="7.8740157480315">
            <text:p>7.8740</text:p>
          </table:table-cell>
          <table:table-cell table:style-name="ce6" table:formula="of:=([.$A22]+[.C$2])/25.4" office:value-type="float" office:value="7.91338582677165">
            <text:p>7.9134</text:p>
          </table:table-cell>
          <table:table-cell table:style-name="ce6" table:formula="of:=([.$A22]+[.D$2])/25.4" office:value-type="float" office:value="7.95275590551181">
            <text:p>7.9528</text:p>
          </table:table-cell>
          <table:table-cell table:style-name="ce6" table:formula="of:=([.$A22]+[.E$2])/25.4" office:value-type="float" office:value="7.99212598425197">
            <text:p>7.9921</text:p>
          </table:table-cell>
          <table:table-cell table:style-name="ce6" table:formula="of:=([.$A22]+[.F$2])/25.4" office:value-type="float" office:value="8.03149606299213">
            <text:p>8.0315</text:p>
          </table:table-cell>
          <table:table-cell table:style-name="ce6" table:formula="of:=([.$A22]+[.G$2])/25.4" office:value-type="float" office:value="8.07086614173228">
            <text:p>8.0709</text:p>
          </table:table-cell>
          <table:table-cell table:style-name="ce6" table:formula="of:=([.$A22]+[.H$2])/25.4" office:value-type="float" office:value="8.11023622047244">
            <text:p>8.1102</text:p>
          </table:table-cell>
          <table:table-cell table:style-name="ce6" table:formula="of:=([.$A22]+[.I$2])/25.4" office:value-type="float" office:value="8.1496062992126">
            <text:p>8.1496</text:p>
          </table:table-cell>
          <table:table-cell table:style-name="ce6" table:formula="of:=([.$A22]+[.J$2])/25.4" office:value-type="float" office:value="8.18897637795276">
            <text:p>8.1890</text:p>
          </table:table-cell>
          <table:table-cell table:style-name="ce6" table:formula="of:=([.$A22]+[.K$2])/25.4" office:value-type="float" office:value="8.22834645669291">
            <text:p>8.2283</text:p>
          </table:table-cell>
          <table:table-cell table:number-columns-repeated="244"/>
        </table:table-row>
        <table:table-row table:style-name="ro5">
          <table:table-cell/>
          <table:table-cell table:style-name="Default"/>
          <table:table-cell table:number-columns-repeated="253"/>
        </table:table-row>
        <table:table-row table:style-name="ro4" table:number-rows-repeated="7">
          <table:table-cell/>
          <table:table-cell table:style-name="Default"/>
          <table:table-cell table:number-columns-repeated="253"/>
        </table:table-row>
        <table:table-row table:style-name="ro4" table:number-rows-repeated="7">
          <table:table-cell table:style-name="Default" table:number-columns-repeated="2"/>
          <table:table-cell table:number-columns-repeated="253"/>
        </table:table-row>
        <table:table-row table:style-name="ro5" table:number-rows-repeated="62">
          <table:table-cell table:style-name="Default" table:number-columns-repeated="2"/>
          <table:table-cell table:number-columns-repeated="253"/>
        </table:table-row>
        <table:table-row table:style-name="ro5" table:number-rows-repeated="65436">
          <table:table-cell table:number-columns-repeated="255"/>
        </table:table-row>
        <table:table-row table:style-name="ro5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Bold" style:font-family-generic="swiss" style:font-pitch="variable"/>
    <style:font-face style:name="Arial Narrow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5" number:min-integer-digits="0"/>
    </number:number-style>
    <number:number-style style:name="N119">
      <number:number number:decimal-places="4" number:min-integer-digits="0"/>
    </number:number-style>
    <number:number-style style:name="N120">
      <number:number number:decimal-places="0" number:min-integer-digits="4"/>
    </number:number-style>
    <number:number-style style:name="N121">
      <number:number number:decimal-places="3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1">
      <number:number number:decimal-places="0" number:min-integer-digits="5"/>
    </number:number-style>
    <number:number-style style:name="N15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 Narrow" fo:font-size="11pt" fo:font-weight="bold" style:font-name-complex="Arial1"/>
    </style:style>
    <style:style style:name="Result" style:family="table-cell" style:parent-style-name="Default" style:data-style-name="N117">
      <style:table-cell-properties fo:border-bottom="none" fo:border-left="0.0071in solid #000000" fo:border-right="0.0071in solid #000000" fo:border-top="none"/>
      <style:text-properties fo:font-size="11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le" style:family="table-cell" style:parent-style-name="Default">
      <style:table-cell-properties style:text-align-source="fix" style:repeat-content="false"/>
      <style:paragraph-properties fo:text-align="center"/>
      <style:text-properties style:font-name="Arial Black" fo:font-size="18pt"/>
    </style:style>
    <style:style style:name="Result_20_5_20_decimals" style:display-name="Result 5 decimals" style:family="table-cell" style:parent-style-name="Basis" style:data-style-name="N118">
      <style:table-cell-properties style:text-align-source="fix" style:repeat-content="false" fo:border="none" fo:padding-bottom="0.0138in" fo:padding-left="0.0138in" fo:padding-right="0.0555in" fo:padding-top="0.0138in"/>
      <style:paragraph-properties fo:text-align="end"/>
    </style:style>
    <style:style style:name="Header" style:family="table-cell" style:parent-style-name="Basis">
      <style:table-cell-properties fo:border-bottom="0.0071in solid #000000" fo:border-left="0.0071in solid #000000" fo:border-right="0.0071in solid #000000" fo:border-top="none"/>
      <style:text-properties fo:color="#000080" style:font-name="Arial Narrow" fo:font-size="11pt" fo:font-style="italic"/>
    </style:style>
    <style:style style:name="Left_20_column" style:display-name="Left column" style:family="table-cell" style:parent-style-name="Header">
      <style:table-cell-properties fo:border-bottom="none" fo:border-left="none" fo:border-right="0.0138in solid #000000" fo:border-top="none"/>
    </style:style>
    <style:style style:name="Basis" style:family="table-cell" style:parent-style-name="Default"/>
    <style:style style:name="Result_20_4_20_decimals" style:display-name="Result 4 decimals" style:family="table-cell" style:parent-style-name="Result_20_5_20_decimals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1661in" fo:margin-bottom="0.1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4:4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4:41:55.79</meta:creation-date>
    <dc:language>en-US</dc:language>
    <meta:editing-cycles>1</meta:editing-cycles>
    <meta:editing-duration>PT00H00M00S</meta:editing-duration>
    <meta:document-statistic meta:table-count="1" meta:cell-count="231" meta:object-count="0"/>
    <meta:user-defined meta:name="Info 1"/>
    <meta:user-defined meta:name="Info 2"/>
    <meta:user-defined meta:name="Info 3"/>
    <meta:user-defined meta:name="Info 4"/>
  </office:meta>
</office:document-meta>
</file>